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771cm" table:align="left" style:writing-mode="lr-tb"/>
    </style:style>
    <style:style style:name="Tabela1.A" style:family="table-column">
      <style:table-column-properties style:column-width="2.498cm"/>
    </style:style>
    <style:style style:name="Tabela1.B" style:family="table-column">
      <style:table-column-properties style:column-width="9.754cm"/>
    </style:style>
    <style:style style:name="Tabela1.C" style:family="table-column">
      <style:table-column-properties style:column-width="2.5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988cm" table:align="center" style:writing-mode="lr-tb"/>
    </style:style>
    <style:style style:name="Tabela2.A" style:family="table-column">
      <style:table-column-properties style:column-width="6.944cm"/>
    </style:style>
    <style:style style:name="Tabela2.B" style:family="table-column">
      <style:table-column-properties style:column-width="9.0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61cm" fo:margin-left="-0.199cm" table:align="left" style:writing-mode="lr-tb"/>
    </style:style>
    <style:style style:name="Tabela3.A" style:family="table-column">
      <style:table-column-properties style:column-width="4.011cm"/>
    </style:style>
    <style:style style:name="Tabela3.B" style:family="table-column">
      <style:table-column-properties style:column-width="4.18cm"/>
    </style:style>
    <style:style style:name="Tabela3.C" style:family="table-column">
      <style:table-column-properties style:column-width="6.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009cm" fo:margin-left="0.82cm" table:align="left" fo:keep-with-next="always" style:writing-mode="lr-tb"/>
    </style:style>
    <style:style style:name="Tabela4.A" style:family="table-column">
      <style:table-column-properties style:column-width="3.672cm"/>
    </style:style>
    <style:style style:name="Tabela4.B" style:family="table-column">
      <style:table-column-properties style:column-width="11.33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4.A1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5.984cm" fo:margin-left="0.016cm" table:align="left" fo:keep-with-next="always" style:writing-mode="lr-tb"/>
    </style:style>
    <style:style style:name="Tabela5.A" style:family="table-column">
      <style:table-column-properties style:column-width="3.205cm"/>
    </style:style>
    <style:style style:name="Tabela5.B" style:family="table-column">
      <style:table-column-properties style:column-width="6.246cm"/>
    </style:style>
    <style:style style:name="Tabela5.C" style:family="table-column">
      <style:table-column-properties style:column-width="3.404cm"/>
    </style:style>
    <style:style style:name="Tabela5.D" style:family="table-column">
      <style:table-column-properties style:column-width="3.12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13" style:family="table-row">
      <style:table-row-properties style:min-row-height="1.404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50%"/>
      <style:text-properties fo:color="#1f497d" fo:font-style="italic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fo:color="#1f497d" fo:font-style="italic" style:font-style-asian="italic"/>
    </style:style>
    <style:style style:name="P4" style:family="paragraph" style:parent-style-name="Standard">
      <style:paragraph-properties fo:line-height="150%" fo:text-align="center" style:justify-single-word="false"/>
      <style:text-properties fo:color="#1f497d" fo:font-style="italic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fo:color="#1f497d" fo:font-style="italic" fo:background-color="#ffff66" style:font-style-asian="italic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7" style:family="paragraph" style:parent-style-name="Standard">
      <style:paragraph-properties fo:line-height="100%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8" style:family="paragraph" style:parent-style-name="Standard">
      <style:paragraph-properties fo:line-height="100%"/>
      <style:text-properties style:use-window-font-color="true" fo:font-style="normal" officeooo:rsid="0028539c" officeooo:paragraph-rsid="0028539c" style:font-style-asian="normal" style:font-style-complex="normal"/>
    </style:style>
    <style:style style:name="P9" style:family="paragraph" style:parent-style-name="Standard">
      <style:paragraph-properties fo:line-height="100%"/>
      <style:text-properties style:use-window-font-color="true" fo:font-style="normal" officeooo:rsid="002c1c82" officeooo:paragraph-rsid="002c1c82" style:font-style-asian="normal" style:font-style-complex="normal"/>
    </style:style>
    <style:style style:name="P10" style:family="paragraph" style:parent-style-name="Standard">
      <style:paragraph-properties fo:line-height="100%"/>
      <style:text-properties style:use-window-font-color="true" fo:font-style="normal" officeooo:rsid="002c2abb" officeooo:paragraph-rsid="002c2abb" style:font-style-asian="normal" style:font-style-complex="norm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aa0e" officeooo:paragraph-rsid="002faa0e" style:font-style-asian="normal" style:font-style-complex="normal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3" style:family="paragraph" style:parent-style-name="Standard">
      <style:paragraph-properties fo:line-height="100%" style:snap-to-layout-grid="false"/>
      <style:text-properties style:use-window-font-color="true" fo:font-style="normal" officeooo:rsid="002fd072" style:font-style-asian="normal" style:font-style-complex="normal"/>
    </style:style>
    <style:style style:name="P14" style:family="paragraph" style:parent-style-name="Standard">
      <style:paragraph-properties fo:line-height="100%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5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3159d8" officeooo:paragraph-rsid="003159d8" style:font-style-asian="normal" style:font-style-complex="normal"/>
    </style:style>
    <style:style style:name="P16" style:family="paragraph" style:parent-style-name="Standard">
      <style:paragraph-properties fo:line-height="100%" style:snap-to-layout-grid="false"/>
      <style:text-properties style:use-window-font-color="true" fo:font-style="normal" officeooo:rsid="00315fd2" officeooo:paragraph-rsid="00315fd2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fo:font-style="normal" officeooo:rsid="003a0794" officeooo:paragraph-rsid="003a3434" style:font-style-asian="normal" style:font-style-complex="normal"/>
    </style:style>
    <style:style style:name="P18" style:family="paragraph" style:parent-style-name="Standard">
      <style:paragraph-properties fo:line-height="150%"/>
      <style:text-properties style:use-window-font-color="true" fo:font-style="normal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fo:font-style="normal" style:font-style-asian="normal" style:font-style-complex="normal"/>
    </style:style>
    <style:style style:name="P21" style:family="paragraph" style:parent-style-name="Standard">
      <style:paragraph-properties fo:line-height="100%"/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fo:font-style="normal" style:font-style-asian="normal" style:font-style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fo:font-style="normal" style:font-style-asian="normal" style:font-style-complex="normal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style:font-style-asian="normal" style:font-style-complex="normal"/>
    </style:style>
    <style:style style:name="P25" style:family="paragraph" style:parent-style-name="Standard">
      <style:paragraph-properties fo:line-height="100%" style:snap-to-layout-grid="false"/>
      <style:text-properties style:use-window-font-color="true" fo:font-style="normal" style:font-style-asian="normal" style:font-style-complex="normal"/>
    </style:style>
    <style:style style:name="P26" style:family="paragraph" style:parent-style-name="Standard">
      <style:paragraph-properties fo:line-height="100%"/>
      <style:text-properties style:use-window-font-color="true" fo:font-style="normal" officeooo:rsid="002994ad" style:font-style-asian="normal" style:font-style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fo:font-style="normal" officeooo:rsid="002d8973" officeooo:paragraph-rsid="002d8973" style:font-style-asian="normal" style:font-style-complex="normal"/>
    </style:style>
    <style:style style:name="P28" style:family="paragraph" style:parent-style-name="Standard">
      <style:paragraph-properties fo:line-height="100%" style:snap-to-layout-grid="false"/>
      <style:text-properties style:use-window-font-color="true" fo:font-style="normal" officeooo:rsid="007705c5" officeooo:paragraph-rsid="007705c5" style:font-style-asian="normal" style:font-style-complex="normal"/>
    </style:style>
    <style:style style:name="P29" style:family="paragraph" style:parent-style-name="Standard">
      <style:paragraph-properties fo:line-height="100%" style:snap-to-layout-grid="false"/>
      <style:text-properties style:use-window-font-color="true" fo:font-style="normal" officeooo:rsid="0077bdf2" officeooo:paragraph-rsid="0077bdf2" style:font-style-asian="normal" style:font-style-complex="normal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78f5ca" officeooo:paragraph-rsid="0078f5ca" style:font-style-asian="normal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00%"/>
      <style:text-properties style:use-window-font-color="true" fo:font-style="normal" fo:font-weight="bold" style:font-style-asian="normal" style:font-weight-asian="bold" style:font-style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fo:font-style="normal" fo:background-color="transparent" style:font-style-asian="normal" style:font-style-complex="normal"/>
    </style:style>
    <style:style style:name="P3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line-height="150%" fo:text-align="center" style:justify-single-word="false" style:snap-to-layout-grid="false"/>
    </style:style>
    <style:style style:name="P39" style:family="paragraph" style:parent-style-name="Standard">
      <style:paragraph-properties fo:line-height="150%" style:snap-to-layout-grid="false"/>
    </style:style>
    <style:style style:name="P40" style:family="paragraph" style:parent-style-name="Standard">
      <style:paragraph-properties fo:line-height="150%" style:snap-to-layout-grid="false"/>
      <style:text-properties officeooo:paragraph-rsid="000e4446"/>
    </style:style>
    <style:style style:name="P4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/>
    </style:style>
    <style:style style:name="P42" style:family="paragraph" style:parent-style-name="Standard">
      <style:paragraph-properties fo:line-height="150%" fo:text-align="center" style:justify-single-word="false"/>
      <style:text-properties fo:font-size="20pt" fo:font-weight="bold" officeooo:rsid="000abf14" style:font-size-asian="20pt" style:font-weight-asian="bold"/>
    </style:style>
    <style:style style:name="P43" style:family="paragraph" style:parent-style-name="Standard">
      <style:paragraph-properties fo:line-height="150%" fo:text-align="center" style:justify-single-word="false" style:text-autospace="none"/>
      <style:text-properties fo:font-size="11pt" officeooo:rsid="000abf14" officeooo:paragraph-rsid="004d3be7" style:font-size-asian="11pt"/>
    </style:style>
    <style:style style:name="P44" style:family="paragraph" style:parent-style-name="Standard">
      <style:paragraph-properties fo:line-height="15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5" style:family="paragraph" style:parent-style-name="Standard">
      <style:paragraph-properties fo:line-height="10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6" style:family="paragraph" style:parent-style-name="Standard">
      <style:paragraph-properties fo:line-height="150%" style:snap-to-layout-grid="false"/>
      <style:text-properties officeooo:rsid="001042d0" officeooo:paragraph-rsid="001042d0"/>
    </style:style>
    <style:style style:name="P47" style:family="paragraph" style:parent-style-name="Standard">
      <style:paragraph-properties fo:line-height="100%"/>
      <style:text-properties fo:font-weight="bold" style:font-weight-asian="bold"/>
    </style:style>
    <style:style style:name="P48" style:family="paragraph" style:parent-style-name="Standard">
      <style:paragraph-properties fo:line-height="100%"/>
    </style:style>
    <style:style style:name="P49" style:family="paragraph" style:parent-style-name="Standard">
      <style:paragraph-properties fo:line-height="100%" fo:text-align="justify" style:justify-single-word="false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122c32" officeooo:paragraph-rsid="00122c32"/>
    </style:style>
    <style:style style:name="P51" style:family="paragraph" style:parent-style-name="Standard">
      <style:text-properties officeooo:rsid="00757e0e" officeooo:paragraph-rsid="00757e0e"/>
    </style:style>
    <style:style style:name="P52" style:family="paragraph" style:parent-style-name="Standard">
      <style:paragraph-properties fo:line-height="150%" style:snap-to-layout-grid="false"/>
      <style:text-properties officeooo:rsid="00816367" officeooo:paragraph-rsid="00816367" style:language-asian="ar" style:country-asian="SA"/>
    </style:style>
    <style:style style:name="P53" style:family="paragraph" style:parent-style-name="Standard">
      <style:paragraph-properties fo:line-height="150%" style:snap-to-layout-grid="false"/>
      <style:text-properties officeooo:rsid="0082348e" officeooo:paragraph-rsid="0082348e"/>
    </style:style>
    <style:style style:name="P54" style:family="paragraph" style:parent-style-name="Standard">
      <style:paragraph-properties fo:line-height="150%" style:snap-to-layout-grid="false"/>
      <style:text-properties officeooo:rsid="0082348e" officeooo:paragraph-rsid="0087ad2f"/>
    </style:style>
    <style:style style:name="P55" style:family="paragraph" style:parent-style-name="Standard">
      <style:paragraph-properties fo:line-height="150%" style:snap-to-layout-grid="false"/>
      <style:text-properties officeooo:rsid="0087ad2f" officeooo:paragraph-rsid="0087ad2f"/>
    </style:style>
    <style:style style:name="P56" style:family="paragraph" style:parent-style-name="Standard">
      <style:paragraph-properties fo:line-height="150%"/>
      <style:text-properties fo:language="en" fo:country="US" fo:font-style="italic" officeooo:paragraph-rsid="00905930" style:font-style-asian="italic" style:language-complex="ar" style:country-complex="SA" style:font-style-complex="italic"/>
    </style:style>
    <style:style style:name="P57" style:family="paragraph" style:parent-style-name="Standard">
      <style:paragraph-properties fo:line-height="150%"/>
      <style:text-properties fo:language="en" fo:country="US" fo:font-style="normal" officeooo:rsid="00905930" officeooo:paragraph-rsid="00905930" style:font-style-asian="normal" style:language-complex="ar" style:country-complex="SA" style:font-style-complex="normal"/>
    </style:style>
    <style:style style:name="P58" style:family="paragraph" style:parent-style-name="Standard">
      <style:paragraph-properties fo:line-height="150%"/>
      <style:text-properties fo:language="en" fo:country="US" fo:font-style="normal" officeooo:rsid="00935415" officeooo:paragraph-rsid="00935415" style:font-style-asian="normal" style:language-complex="ar" style:country-complex="SA" style:font-style-complex="normal"/>
    </style:style>
    <style:style style:name="P59" style:family="paragraph" style:parent-style-name="Standard">
      <style:paragraph-properties fo:line-height="150%"/>
      <style:text-properties officeooo:rsid="00905930" officeooo:paragraph-rsid="00905930"/>
    </style:style>
    <style:style style:name="P60" style:family="paragraph" style:parent-style-name="Standard">
      <style:paragraph-properties fo:line-height="150%" style:snap-to-layout-grid="false"/>
      <style:text-properties officeooo:rsid="0090eeb9" officeooo:paragraph-rsid="0090eeb9"/>
    </style:style>
    <style:style style:name="P61" style:family="paragraph" style:parent-style-name="Standard">
      <style:paragraph-properties fo:line-height="150%"/>
      <style:text-properties officeooo:rsid="00935415" officeooo:paragraph-rsid="00935415"/>
    </style:style>
    <style:style style:name="P62" style:family="paragraph" style:parent-style-name="Footer">
      <style:paragraph-properties fo:text-align="end" style:justify-single-word="false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fo:font-style="normal" style:font-style-asian="normal" style:font-style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fo:font-style="normal" officeooo:paragraph-rsid="001a463e" style:font-style-asian="normal" style:font-style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1f497d" fo:font-style="italic" style:font-style-asian="italic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style:font-style-asian="normal" style:font-style-complex="normal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use-window-font-color="true" fo:font-style="normal" style:font-style-asian="normal" style:font-style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fo:background-color="transparent" style:font-style-asian="normal" style:font-style-complex="normal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895270" officeooo:paragraph-rsid="00895270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officeooo:rsid="00895270" officeooo:paragraph-rsid="00895270" style:font-weight-asian="bold" style:font-weight-complex="bold"/>
    </style:style>
    <style:style style:name="P72" style:family="paragraph" style:parent-style-name="Standard">
      <style:paragraph-properties fo:margin-left="1.247cm" fo:margin-right="0cm" fo:line-height="150%" fo:text-align="justify" style:justify-single-word="false" fo:text-indent="0.004cm" style:auto-text-indent="false"/>
      <style:text-properties fo:color="#1f497d" fo:font-style="italic" style:font-style-asian="italic"/>
    </style:style>
    <style:style style:name="P73" style:family="paragraph" style:parent-style-name="Standard">
      <style:paragraph-properties fo:margin-left="1.247cm" fo:margin-right="0cm" fo:line-height="150%" fo:text-align="justify" style:justify-single-word="false" fo:text-indent="0.004cm" style:auto-text-indent="false"/>
      <style:text-properties style:use-window-font-color="true" fo:font-style="normal" fo:background-color="transparent" style:font-style-asian="normal" style:font-style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016cm" style:auto-text-indent="false"/>
      <style:text-properties style:use-window-font-color="true" fo:font-style="normal" style:font-style-asian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016cm" style:auto-text-indent="false"/>
      <style:text-properties officeooo:paragraph-rsid="0053c5b0"/>
    </style:style>
    <style:style style:name="P76" style:family="paragraph" style:parent-style-name="Standard">
      <style:paragraph-properties fo:margin-left="2.521cm" fo:margin-right="0cm" fo:line-height="150%" fo:text-align="justify" style:justify-single-word="false" fo:text-indent="0cm" style:auto-text-indent="false"/>
      <style:text-properties fo:color="#1f497d" fo:font-style="italic" officeooo:paragraph-rsid="003758f9" style:font-style-asian="italic"/>
    </style:style>
    <style:style style:name="P77" style:family="paragraph" style:parent-style-name="Standard">
      <style:paragraph-properties fo:line-height="150%" fo:text-align="justify" style:justify-single-word="false" fo:break-before="page" style:text-autospace="none"/>
      <style:text-properties fo:font-size="11pt" fo:font-weight="bold" officeooo:rsid="004eb801" officeooo:paragraph-rsid="004eb801" style:font-size-asian="11pt" style:font-weight-asian="bold" style:font-weight-complex="bold"/>
    </style:style>
    <style:style style:name="P78" style:family="paragraph" style:parent-style-name="Standard">
      <style:paragraph-properties fo:line-height="150%" fo:break-before="page"/>
    </style:style>
    <style:style style:name="P79" style:family="paragraph" style:parent-style-name="Standard">
      <style:paragraph-properties fo:margin-left="0cm" fo:margin-right="0cm" fo:line-height="150%" fo:text-indent="0.76cm" style:auto-text-indent="false"/>
      <style:text-properties fo:color="#1f497d" fo:font-style="italic" style:font-style-asian="italic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.76cm" style:auto-text-indent="false"/>
      <style:text-properties style:use-window-font-color="true" fo:font-style="normal" style:font-style-asian="normal" style:font-style-complex="normal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.76cm" style:auto-text-indent="false"/>
      <style:text-properties style:use-window-font-color="true" fo:font-style="normal" officeooo:rsid="005e09d1" officeooo:paragraph-rsid="005e09d1" style:font-style-asian="normal" style:font-style-complex="normal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use-window-font-color="true" fo:font-style="normal" style:font-style-asian="normal" style:font-style-complex="normal"/>
    </style:style>
    <style:style style:name="P83" style:family="paragraph" style:parent-style-name="Standard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</style:style>
    <style:style style:name="P84" style:family="paragraph" style:parent-style-name="Intodru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font-size="20pt" style:font-size-asian="20pt"/>
    </style:style>
    <style:style style:name="P85" style:family="paragraph" style:parent-style-name="Intodru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</style:style>
    <style:style style:name="P86" style:family="paragraph" style:parent-style-name="Heading">
      <style:paragraph-properties fo:line-height="150%" fo:text-align="start" style:justify-single-word="false"/>
      <style:text-properties style:font-name="Times New Roman" style:font-name-complex="Times New Roman" style:font-size-complex="14pt"/>
    </style:style>
    <style:style style:name="P87" style:family="paragraph" style:parent-style-name="Contents_20_1">
      <style:paragraph-properties fo:line-height="100%"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 fo:line-height="100%">
        <style:tab-stops>
          <style:tab-stop style:position="2.117cm"/>
          <style:tab-stop style:position="15.572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 fo:line-height="100%">
        <style:tab-stops>
          <style:tab-stop style:position="1.693cm"/>
          <style:tab-stop style:position="15.572cm" style:type="right" style:leader-style="dotted" style:leader-text="."/>
        </style:tab-stops>
      </style:paragraph-properties>
    </style:style>
    <style:style style:name="P90" style:family="paragraph" style:parent-style-name="Caption_20__28_user_29_">
      <style:paragraph-properties fo:line-height="150%"/>
    </style:style>
    <style:style style:name="P91" style:family="paragraph" style:parent-style-name="Table">
      <style:paragraph-properties fo:line-height="150%"/>
    </style:style>
    <style:style style:name="P92" style:family="paragraph" style:parent-style-name="Table">
      <style:paragraph-properties fo:text-align="center" style:justify-single-word="false"/>
    </style:style>
    <style:style style:name="P93" style:family="paragraph" style:parent-style-name="Heading_20_1">
      <style:paragraph-properties fo:line-height="150%"/>
    </style:style>
    <style:style style:name="P94" style:family="paragraph" style:parent-style-name="Heading_20_1">
      <style:paragraph-properties fo:line-height="150%" fo:break-before="page"/>
    </style:style>
    <style:style style:name="P95" style:family="paragraph" style:parent-style-name="Heading_20_3">
      <style:paragraph-properties fo:line-height="150%"/>
    </style:style>
    <style:style style:name="P96" style:family="paragraph" style:parent-style-name="Heading_20_3">
      <style:paragraph-properties fo:margin-top="0.212cm" fo:margin-bottom="0.212cm" style:contextual-spacing="false" fo:line-height="150%"/>
    </style:style>
    <style:style style:name="P97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98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paragraph-rsid="001bad46" style:font-style-asian="normal" style:font-style-complex="normal"/>
    </style:style>
    <style:style style:name="P99" style:family="paragraph" style:parent-style-name="Standard" style:list-style-name="WW8Num24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100" style:family="paragraph" style:parent-style-name="Standard" style:list-style-name="WW8Num21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101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rsid="0021c134" officeooo:paragraph-rsid="0021c134" style:font-style-asian="normal" style:font-style-complex="normal"/>
    </style:style>
    <style:style style:name="P102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ae768" officeooo:paragraph-rsid="003ae768" style:font-style-asian="normal" style:font-style-complex="normal"/>
    </style:style>
    <style:style style:name="P103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404d" officeooo:paragraph-rsid="003d404d" style:font-style-asian="normal" style:font-style-complex="normal"/>
    </style:style>
    <style:style style:name="P104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f53a" officeooo:paragraph-rsid="003df53a" style:font-style-asian="normal" style:font-style-complex="normal"/>
    </style:style>
    <style:style style:name="P105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45db85" officeooo:paragraph-rsid="0045db85" style:font-style-asian="normal" style:font-style-complex="normal"/>
    </style:style>
    <style:style style:name="P106" style:family="paragraph" style:parent-style-name="Standard" style:list-style-name="L1">
      <style:paragraph-properties fo:line-height="150%" fo:text-align="justify" style:justify-single-word="false"/>
    </style:style>
    <style:style style:name="P107" style:family="paragraph" style:parent-style-name="Standard">
      <style:paragraph-properties fo:line-height="150%" style:snap-to-layout-grid="false"/>
      <style:text-properties officeooo:rsid="00941f32" officeooo:paragraph-rsid="00941f32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0pt" fo:font-weight="bold" style:font-size-asian="20pt" style:font-weight-asian="bold"/>
    </style:style>
    <style:style style:name="P109" style:family="paragraph" style:parent-style-name="Heading_20_2">
      <style:paragraph-properties fo:line-height="150%"/>
    </style:style>
    <style:style style:name="P110" style:family="paragraph" style:parent-style-name="Heading_20_2">
      <style:paragraph-properties fo:line-height="150%" fo:break-before="page"/>
    </style:style>
    <style:style style:name="P111" style:family="paragraph" style:parent-style-name="Heading_20_2">
      <style:paragraph-properties fo:line-height="150%" fo:break-before="page"/>
      <style:text-properties officeooo:paragraph-rsid="004a88de"/>
    </style:style>
    <style:style style:name="P112" style:family="paragraph" style:parent-style-name="Heading" style:master-page-name="Converter_20_1">
      <style:paragraph-properties fo:line-height="150%" fo:text-align="start" style:justify-single-word="false" style:page-number="auto"/>
      <style:text-properties style:font-name="Times New Roman" style:text-underline-style="none" style:font-name-complex="Times New Roman" style:font-size-complex="14pt"/>
    </style:style>
    <style:style style:name="P113" style:family="paragraph" style:parent-style-name="Text_20_body" style:list-style-name="L1">
      <style:paragraph-properties fo:line-height="150%" fo:text-align="justify" style:justify-single-word="false"/>
      <style:text-properties officeooo:paragraph-rsid="004beee3"/>
    </style:style>
    <style:style style:name="T1" style:family="text">
      <style:text-properties officeooo:rsid="000ab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asian="pt" style:country-asian="BR"/>
    </style:style>
    <style:style style:name="T5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ad46" style:font-style-asian="italic" style:font-style-complex="italic"/>
    </style:style>
    <style:style style:name="T8" style:family="text">
      <style:text-properties officeooo:rsid="00122c32"/>
    </style:style>
    <style:style style:name="T9" style:family="text">
      <style:text-properties officeooo:rsid="001bad46"/>
    </style:style>
    <style:style style:name="T10" style:family="text">
      <style:text-properties officeooo:rsid="001bda2b"/>
    </style:style>
    <style:style style:name="T11" style:family="text">
      <style:text-properties officeooo:rsid="002058f8"/>
    </style:style>
    <style:style style:name="T12" style:family="text">
      <style:text-properties officeooo:rsid="0022b692"/>
    </style:style>
    <style:style style:name="T13" style:family="text">
      <style:text-properties officeooo:rsid="0028539c"/>
    </style:style>
    <style:style style:name="T14" style:family="text">
      <style:text-properties officeooo:rsid="002a2cb6"/>
    </style:style>
    <style:style style:name="T15" style:family="text">
      <style:text-properties officeooo:rsid="002d8973"/>
    </style:style>
    <style:style style:name="T16" style:family="text">
      <style:text-properties officeooo:rsid="002fd072"/>
    </style:style>
    <style:style style:name="T17" style:family="text">
      <style:text-properties officeooo:rsid="00320a06"/>
    </style:style>
    <style:style style:name="T18" style:family="text">
      <style:text-properties fo:language="en" fo:country="US" style:language-complex="ar" style:country-complex="SA"/>
    </style:style>
    <style:style style:name="T19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20" style:family="text">
      <style:text-properties style:use-window-font-color="true" fo:font-style="normal" officeooo:rsid="003a0794" style:font-style-asian="normal" style:font-style-complex="normal"/>
    </style:style>
    <style:style style:name="T21" style:family="text">
      <style:text-properties style:use-window-font-color="true" fo:font-style="normal" officeooo:rsid="003a3434" style:font-style-asian="normal" style:font-style-complex="normal"/>
    </style:style>
    <style:style style:name="T22" style:family="text">
      <style:text-properties style:use-window-font-color="true" fo:font-style="normal" officeooo:rsid="0053c5b0" style:font-style-asian="normal" style:font-style-complex="normal"/>
    </style:style>
    <style:style style:name="T23" style:family="text">
      <style:text-properties style:use-window-font-color="true" fo:font-style="normal" fo:font-weight="bold" officeooo:rsid="003a3434" style:font-style-asian="normal" style:font-weight-asian="bold" style:font-style-complex="normal" style:font-weight-complex="bold"/>
    </style:style>
    <style:style style:name="T24" style:family="text">
      <style:text-properties officeooo:rsid="003bf94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bf943"/>
    </style:style>
    <style:style style:name="T27" style:family="text">
      <style:text-properties style:text-underline-style="solid" style:text-underline-width="auto" style:text-underline-color="font-color" officeooo:rsid="00428d69"/>
    </style:style>
    <style:style style:name="T28" style:family="text">
      <style:text-properties style:text-underline-style="solid" style:text-underline-width="auto" style:text-underline-color="font-color" officeooo:rsid="0045db85"/>
    </style:style>
    <style:style style:name="T29" style:family="text">
      <style:text-properties style:text-underline-style="solid" style:text-underline-width="auto" style:text-underline-color="font-color" officeooo:rsid="00469092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3faa51"/>
    </style:style>
    <style:style style:name="T32" style:family="text">
      <style:text-properties style:text-underline-style="none" officeooo:rsid="0040d534"/>
    </style:style>
    <style:style style:name="T33" style:family="text">
      <style:text-properties style:text-underline-style="none" officeooo:rsid="00428d69"/>
    </style:style>
    <style:style style:name="T34" style:family="text">
      <style:text-properties officeooo:rsid="00476b4d"/>
    </style:style>
    <style:style style:name="T35" style:family="text">
      <style:text-properties officeooo:rsid="0048d7fd"/>
    </style:style>
    <style:style style:name="T36" style:family="text">
      <style:text-properties officeooo:rsid="004d3be7"/>
    </style:style>
    <style:style style:name="T37" style:family="text">
      <style:text-properties officeooo:rsid="00662a5d"/>
    </style:style>
    <style:style style:name="T38" style:family="text">
      <style:text-properties fo:background-color="transparent" loext:char-shading-value="0" style:font-style-complex="normal"/>
    </style:style>
    <style:style style:name="T39" style:family="text">
      <style:text-properties officeooo:rsid="00270a15" fo:background-color="transparent" loext:char-shading-value="0" style:font-style-complex="normal"/>
    </style:style>
    <style:style style:name="T40" style:family="text">
      <style:text-properties officeooo:rsid="00729f10"/>
    </style:style>
    <style:style style:name="T41" style:family="text">
      <style:text-properties officeooo:rsid="0077bdf2"/>
    </style:style>
    <style:style style:name="T42" style:family="text">
      <style:text-properties officeooo:rsid="0082348e"/>
    </style:style>
    <style:style style:name="T43" style:family="text">
      <style:text-properties officeooo:rsid="00884fb0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officeooo:rsid="0092b7d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41"/>
      <text:p text:style-name="P41"/>
      <text:p text:style-name="P41"/>
      <text:p text:style-name="P41"/>
      <text:p text:style-name="P41"/>
      <text:p text:style-name="P42">Infosaúde – Atendimento e Clínico</text:p>
      <text:p text:style-name="P41">Plano de Gerência de Configuração</text:p>
      <text:p text:style-name="P84"/>
      <text:p text:style-name="P84"/>
      <text:p text:style-name="P84"/>
      <text:p text:style-name="P85"/>
      <text:p text:style-name="P83"/>
      <text:p text:style-name="P85"/>
      <text:p text:style-name="P85"/>
      <text:p text:style-name="P85"/>
      <text:p text:style-name="P83"/>
      <text:p text:style-name="P43">Monteiro</text:p>
      <text:p text:style-name="P43"><text:span text:style-name="T36">Abril</text:span> 2015</text:p>
      <text:p text:style-name="P112">Revisões</text:p>
      <text:p text:style-name="P8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><text:span text:style-name="Emphasis"><text:span text:style-name="T2">Data</text:span></text:span></text:p>
          </table:table-cell>
          <table:table-cell table:style-name="Tabela1.A1" office:value-type="string">
            <text:p text:style-name="P38"><text:span text:style-name="Emphasis"><text:span text:style-name="T2">Descrição</text:span></text:span></text:p>
          </table:table-cell>
          <table:table-cell table:style-name="Tabela1.C1" office:value-type="string">
            <text:p text:style-name="P38"><text:span text:style-name="Emphasis"><text:span text:style-name="T2">Autor</text:span></text:span></text:p>
          </table:table-cell>
        </table:table-row>
        <table:table-row table:style-name="Tabela1.1">
          <table:table-cell table:style-name="Tabela1.A1" office:value-type="string">
            <text:p text:style-name="P40"><text:span text:style-name="Emphasis"><text:span text:style-name="T42">05-04-2015</text:span></text:span></text:p>
          </table:table-cell>
          <table:table-cell table:style-name="Tabela1.A1" office:value-type="string">
            <text:p text:style-name="P52">Criação do documento</text:p>
          </table:table-cell>
          <table:table-cell table:style-name="Tabela1.C1" office:value-type="string">
            <text:p text:style-name="P46">Cássio</text:p>
          </table:table-cell>
        </table:table-row>
        <table:table-row table:style-name="Tabela1.1">
          <table:table-cell table:style-name="Tabela1.A1" office:value-type="string">
            <text:p text:style-name="P53">10-04-2015</text:p>
          </table:table-cell>
          <table:table-cell table:style-name="Tabela1.A1" office:value-type="string">
            <text:p text:style-name="P53">Apresentação de versão quase pronta</text:p>
          </table:table-cell>
          <table:table-cell table:style-name="Tabela1.C1" office:value-type="string">
            <text:p text:style-name="P53">Cássio</text:p>
          </table:table-cell>
        </table:table-row>
        <table:table-row table:style-name="Tabela1.1">
          <table:table-cell table:style-name="Tabela1.A1" office:value-type="string">
            <text:p text:style-name="P55">23-04-2015</text:p>
          </table:table-cell>
          <table:table-cell table:style-name="Tabela1.A1" office:value-type="string">
            <text:p text:style-name="P55">Alterações na estrutura de Branch e de repositório</text:p>
          </table:table-cell>
          <table:table-cell table:style-name="Tabela1.C1" office:value-type="string">
            <text:p text:style-name="P54">Cássio</text:p>
          </table:table-cell>
        </table:table-row>
        <table:table-row table:style-name="Tabela1.1">
          <table:table-cell table:style-name="Tabela1.A1" office:value-type="string">
            <text:p text:style-name="P60">06-05-2015</text:p>
          </table:table-cell>
          <table:table-cell table:style-name="Tabela1.A1" office:value-type="string">
            <text:p text:style-name="P107">Edição na identificação de documentos</text:p>
          </table:table-cell>
          <table:table-cell table:style-name="Tabela1.C1" office:value-type="string">
            <text:p text:style-name="P60">Elisângela</text:p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</table:table>
      <text:p text:style-name="P44"/>
      <text:p text:style-name="P77">SUMÁRIO</text:p>
      <text:p text:style-name="P44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87"><text:a xlink:type="simple" xlink:href="#__RefHeading___Toc413326730"><text:span text:style-name="T4">1</text:span></text:a><text:a xlink:type="simple" xlink:href="#__RefHeading___Toc413326730"><text:span text:style-name="T5"><text:tab/></text:span></text:a><text:a xlink:type="simple" xlink:href="#__RefHeading___Toc413326730"><text:span text:style-name="T4">Introdução<text:tab/>4</text:span></text:a></text:p>
          <text:p text:style-name="P89"><text:a xlink:type="simple" xlink:href="#__RefHeading___Toc413326731"><text:span text:style-name="T4">1.1</text:span></text:a><text:a xlink:type="simple" xlink:href="#__RefHeading___Toc413326731"><text:span text:style-name="T5"><text:tab/></text:span></text:a><text:a xlink:type="simple" xlink:href="#__RefHeading___Toc413326731"><text:span text:style-name="T4">Objetivos<text:tab/>4</text:span></text:a></text:p>
          <text:p text:style-name="P88"><text:a xlink:type="simple" xlink:href="#__RefHeading___Toc413326732"><text:span text:style-name="T4">1.1.1</text:span></text:a><text:a xlink:type="simple" xlink:href="#__RefHeading___Toc413326732"><text:span text:style-name="T5"><text:tab/></text:span></text:a><text:a xlink:type="simple" xlink:href="#__RefHeading___Toc413326732"><text:span text:style-name="T4">Organização do Documento<text:tab/>4</text:span></text:a></text:p>
          <text:p text:style-name="P87"><text:a xlink:type="simple" xlink:href="#__RefHeading___Toc413326733"><text:span text:style-name="T4">2</text:span></text:a><text:a xlink:type="simple" xlink:href="#__RefHeading___Toc413326733"><text:span text:style-name="T5"><text:tab/></text:span></text:a><text:a xlink:type="simple" xlink:href="#__RefHeading___Toc413326733"><text:span text:style-name="T4">Papeis e Responsabilidades<text:tab/>4</text:span></text:a></text:p>
          <text:p text:style-name="P87"><text:a xlink:type="simple" xlink:href="#__RefHeading___Toc413326734"><text:span text:style-name="T4">3</text:span></text:a><text:a xlink:type="simple" xlink:href="#__RefHeading___Toc413326734"><text:span text:style-name="T5"><text:tab/></text:span></text:a><text:a xlink:type="simple" xlink:href="#__RefHeading___Toc413326734"><text:span text:style-name="T4">Plano de Configuração<text:tab/>4</text:span></text:a></text:p>
          <text:p text:style-name="P89"><text:a xlink:type="simple" xlink:href="#__RefHeading___Toc413326735"><text:span text:style-name="T4">3.1</text:span></text:a><text:a xlink:type="simple" xlink:href="#__RefHeading___Toc413326735"><text:span text:style-name="T5"><text:tab/></text:span></text:a><text:a xlink:type="simple" xlink:href="#__RefHeading___Toc413326735"><text:span text:style-name="T4">Controle de Configuração<text:tab/>4</text:span></text:a></text:p>
          <text:p text:style-name="P88"><text:a xlink:type="simple" xlink:href="#__RefHeading___Toc413326736"><text:span text:style-name="T4">3.1.1</text:span></text:a><text:a xlink:type="simple" xlink:href="#__RefHeading___Toc413326736"><text:span text:style-name="T5"><text:tab/></text:span></text:a><text:a xlink:type="simple" xlink:href="#__RefHeading___Toc413326736"><text:span text:style-name="T4">Estrutura do Repositório de Gerência de Configuração<text:tab/>5</text:span></text:a></text:p>
          <text:p text:style-name="P87"><text:a xlink:type="simple" xlink:href="#__RefHeading___Toc413326737"><text:span text:style-name="T4">4</text:span></text:a><text:a xlink:type="simple" xlink:href="#__RefHeading___Toc413326737"><text:span text:style-name="T5"><text:tab/></text:span></text:a><text:a xlink:type="simple" xlink:href="#__RefHeading___Toc413326737"><text:span text:style-name="T4">Métodos de Identificação<text:tab/>6</text:span></text:a></text:p>
          <text:p text:style-name="P89"><text:a xlink:type="simple" xlink:href="#__RefHeading___Toc413326738"><text:span text:style-name="T4">4.1</text:span></text:a><text:a xlink:type="simple" xlink:href="#__RefHeading___Toc413326738"><text:span text:style-name="T5"><text:tab/></text:span></text:a><text:a xlink:type="simple" xlink:href="#__RefHeading___Toc413326738"><text:span text:style-name="T4">Documentos<text:tab/>6</text:span></text:a></text:p>
          <text:p text:style-name="P89"><text:a xlink:type="simple" xlink:href="#__RefHeading___Toc413326739"><text:span text:style-name="T4">4.2</text:span></text:a><text:a xlink:type="simple" xlink:href="#__RefHeading___Toc413326739"><text:span text:style-name="T5"><text:tab/></text:span></text:a><text:a xlink:type="simple" xlink:href="#__RefHeading___Toc413326739"><text:span text:style-name="T4">Versionamento<text:tab/>7</text:span></text:a></text:p>
          <text:p text:style-name="P89"><text:a xlink:type="simple" xlink:href="#__RefHeading___Toc413326740"><text:span text:style-name="T4">4.3</text:span></text:a><text:a xlink:type="simple" xlink:href="#__RefHeading___Toc413326740"><text:span text:style-name="T5"><text:tab/></text:span></text:a><text:a xlink:type="simple" xlink:href="#__RefHeading___Toc413326740"><text:span text:style-name="T4">Baselines e Releases<text:tab/>7</text:span></text:a></text:p>
          <text:p text:style-name="P87"><text:a xlink:type="simple" xlink:href="#__RefHeading___Toc413326741"><text:span text:style-name="T4">5</text:span></text:a><text:a xlink:type="simple" xlink:href="#__RefHeading___Toc413326741"><text:span text:style-name="T5"><text:tab/></text:span></text:a><text:a xlink:type="simple" xlink:href="#__RefHeading___Toc413326741"><text:span text:style-name="T4">Ambiente, Ferramentas e Infra-estrutura<text:tab/>7</text:span></text:a></text:p>
          <text:p text:style-name="P89"><text:a xlink:type="simple" xlink:href="#__RefHeading___Toc413326742"><text:span text:style-name="T4">5.1</text:span></text:a><text:a xlink:type="simple" xlink:href="#__RefHeading___Toc413326742"><text:span text:style-name="T5"><text:tab/></text:span></text:a><text:a xlink:type="simple" xlink:href="#__RefHeading___Toc413326742"><text:span text:style-name="T4">Plano de Software<text:tab/>7</text:span></text:a></text:p>
          <text:p text:style-name="P87"><text:a xlink:type="simple" xlink:href="#__RefHeading___Toc413326743"><text:span text:style-name="T4">6</text:span></text:a><text:a xlink:type="simple" xlink:href="#__RefHeading___Toc413326743"><text:span text:style-name="T5"><text:tab/></text:span></text:a><text:a xlink:type="simple" xlink:href="#__RefHeading___Toc413326743"><text:span text:style-name="T4">Estrutura de Branches do Projeto<text:tab/>8</text:span></text:a></text:p>
        </text:index-body>
      </text:table-of-content>
      <text:p text:style-name="P45"/>
      <text:list xml:id="list2608987568073576086" text:style-name="WW8Num34">
        <text:list-item>
          <text:h text:style-name="P94" text:outline-level="1"><text:bookmark-start text:name="__RefHeading___Toc413326730"/>Introdução<text:bookmark-end text:name="__RefHeading___Toc413326730"/></text:h>
        </text:list-item>
      </text:list>
      <text:p text:style-name="P50"><text:tab/>Este documento descreve o Plano de Gerência de Configuração para o projeto de desenvolvimento do sistema Infosaúde: atendimento e clínico.</text:p>
      <text:p text:style-name="P36"/>
      <text:list xml:id="list74159270763212" text:continue-numbering="true" text:style-name="WW8Num34">
        <text:list-item>
          <text:list>
            <text:list-item>
              <text:h text:style-name="P109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64">O presente documento tem por objetivo apresentar a organização, nomenclatura e regras de versionamento para a gerência de configuração do projeto de desenvolvimento do sistema <text:s/><text:span text:style-name="T8">Infosaúde: atendimento e clínico.</text:span></text:p>
      <text:p text:style-name="P63">Este plano é destinado a todos os integrantes da equipe responsável pelo o desenvolvimento do sistema.</text:p>
      <text:p text:style-name="P63"/>
      <text:list xml:id="list74159494543980" text:continue-numbering="true" text:style-name="WW8Num34">
        <text:list-item>
          <text:list>
            <text:list-item>
              <text:list>
                <text:list-item>
                  <text:h text:style-name="P96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63">Nesta seção deve ser descrita a estrutura do documento, conforme exemplo abaixo:</text:p>
      <text:p text:style-name="P63">As seções <text:span text:style-name="T11">subsequentes</text:span> deste documento estão assim organizadas: </text:p>
      <text:list xml:id="list1039542275221782698" text:style-name="WW8Num35">
        <text:list-item>
          <text:p text:style-name="P97"><text:span text:style-name="T9">Na </text:span>Seção 2, são descrito os papeis e responsabilidades da gerência de configuração; </text:p>
        </text:list-item>
        <text:list-item>
          <text:p text:style-name="P97"><text:span text:style-name="T9">Na </text:span>Seção 3 é apresenta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98"><text:span text:style-name="T9">Na </text:span>Seção <text:span text:style-name="T9">4 é apresentada a forma como todos os documentos utilizados no projeto devem ser identificados, formas de versionamento e nomenclatura das </text:span><text:span text:style-name="T7">baselines</text:span><text:span text:style-name="T9"> e </text:span><text:span text:style-name="T7">releases</text:span><text:span text:style-name="T9"> geradas.</text:span></text:p>
        </text:list-item>
        <text:list-item>
          <text:p text:style-name="P98"><text:s/><text:span text:style-name="T10">Na seção 5 são definidas as ferramentas e o ambiente de desenvolvimento do projeto. </text:span></text:p>
        </text:list-item>
        <text:list-item>
          <text:p text:style-name="P101">Na seção 6 é definida a estratégia de organização dos <text:span text:style-name="T6">branches.</text:span></text:p>
        </text:list-item>
      </text:list>
      <text:list xml:id="list74157602088469" text:continue-list="list74159494543980" text:style-name="WW8Num34">
        <text:list-item>
          <text:h text:style-name="P94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7">Papel</text:p>
          </table:table-cell>
          <table:table-cell table:style-name="Tabela2.B1" office:value-type="string">
            <text:p text:style-name="P47">Responsabilidade</text:p>
          </table:table-cell>
        </table:table-row>
        <table:table-row table:style-name="Tabela2.1">
          <table:table-cell table:style-name="Tabela2.A1" office:value-type="string">
            <text:p text:style-name="P48">Gerente de Desenvolvimento (GD)</text:p>
          </table:table-cell>
          <table:table-cell table:style-name="Tabela2.B1" office:value-type="string">
            <text:p text:style-name="P49">Juntamente com a CCM receber, analisar e aprovar os PFM.</text:p>
          </table:table-cell>
        </table:table-row>
        <table:table-row table:style-name="Tabela2.1">
          <table:table-cell table:style-name="Tabela2.A1" office:value-type="string">
            <text:p text:style-name="P48">Líder de Projeto (LP)</text:p>
          </table:table-cell>
          <table:table-cell table:style-name="Tabela2.B1" office:value-type="string">
            <text:p text:style-name="P49">Planejar as atividades de GC juntamente com o Responsável pela Configuração, designar executante, finalizar SM, autorizar a criação das configurações bases conforme descrito na seção Plano de Configuração.</text:p>
          </table:table-cell>
        </table:table-row>
        <table:table-row table:style-name="Tabela2.1">
          <table:table-cell table:style-name="Tabela2.A1" office:value-type="string">
            <text:p text:style-name="P48">Responsável pela Configuração (RC)</text:p>
          </table:table-cell>
          <table:table-cell table:style-name="Tabela2.B1" office:value-type="string">
            <text:p text:style-name="P49">Criar e manter <text:span text:style-name="T12">infraestrutura</text:span> corporativa (servidores) de GC; Implementar as políticas de Controle de Acesso ao ambiente de GC, Realizar os backups dos repositório de configuração dos projetos</text:p>
          </table:table-cell>
        </table:table-row>
      </table:table>
      <text:list xml:id="list74159009964479" text:continue-numbering="true" text:style-name="WW8Num34">
        <text:list-item>
          <text:h text:style-name="P93" text:outline-level="1"><text:bookmark-start text:name="__RefHeading___Toc413326734"/><text:soft-page-break/>Plano de Configuração<text:bookmark-end text:name="__RefHeading___Toc413326734"/></text:h>
          <text:list>
            <text:list-item>
              <text:h text:style-name="P109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81">O controle de configuração será feito através da ferramenta git e gerenciada pelo servidor de repositório de código Github.</text:p>
      <text:list xml:id="list74158533731522" text:continue-numbering="true" text:style-name="WW8Num34">
        <text:list-item>
          <text:list>
            <text:list-item>
              <text:list>
                <text:list-item>
                  <text:h text:style-name="P95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66">A seguir será apresenta a estrutura definida para armazenamento dos artefatos do projeto no repositório.</text:p>
      <text:p text:style-name="P65"/>
      <text:p text:style-name="P69">Respositório</text:p>
      <text:p text:style-name="P68">+-<text:span text:style-name="T43">SISTEMA</text:span></text:p>
      <text:p text:style-name="P68">| <text:s/>+-000-<text:span text:style-name="T43">REQUISITOS</text:span></text:p>
      <text:p text:style-name="P68">| <text:s/>+-001-<text:span text:style-name="T43">ANALISE_E_PROJETO</text:span></text:p>
      <text:p text:style-name="P68">| <text:s/>+-<text:bookmark-start text:name="__DdeLink__1175_1680198439"/>002-<text:bookmark-end text:name="__DdeLink__1175_1680198439"/><text:span text:style-name="T43">IMPLEMENTACAO</text:span></text:p>
      <text:p text:style-name="P68">| <text:s/>+-003-<text:span text:style-name="T43">TESTE</text:span></text:p>
      <text:p text:style-name="P68">| <text:s/>+-004-<text:span text:style-name="T43">GERENCIA_DE_CONFIGURACAO</text:span></text:p>
      <text:p text:style-name="P68">+-<text:span text:style-name="T43">PROJETO-INFOSAUDEAC</text:span></text:p>
      <text:p text:style-name="P73">| <text:s/>+-000-<text:span text:style-name="T43">GERENCIA_DE_PROJETO</text:span></text:p>
      <text:p text:style-name="P73">| <text:s/>+-001-<text:span text:style-name="T43">ATAS_DE_REUNIAO</text:span></text:p>
      <text:p text:style-name="P73">| <text:s/>+-002-<text:span text:style-name="T43">ACOMPANHAMENTO</text:span></text:p>
      <text:p text:style-name="P73">| <text:s/>+-<text:bookmark-start text:name="__DdeLink__1208_1680198439"/>003-<text:bookmark-end text:name="__DdeLink__1208_1680198439"/><text:span text:style-name="T43">TESTE</text:span></text:p>
      <text:p text:style-name="P72"/>
      <text:p text:style-name="P74"><text:span text:style-name="T38">O repositório é dividido em Si</text:span><text:span text:style-name="T39">s</text:span><text:span text:style-name="T38">tema, </text:span><text:bookmark-start text:name="__DdeLink__1217_1703012049"/><text:span text:style-name="T38">para artefatos que pertencem ao sistema </text:span><text:span text:style-name="T39">independente</text:span><text:span text:style-name="T38"> de quantos projetos irão desenvolvê-lo</text:span><text:bookmark-end text:name="__DdeLink__1217_1703012049"/><text:span text:style-name="T38">, e Projeto. Os subdiretórios estão organizados pelas disciplinas do processo. A tabela abaixo identifica o que deve ser armazenado em cada subdiretório do projeto.</text:span>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31">Diretório Principal</text:p>
          </table:table-cell>
          <table:table-cell table:style-name="Tabela3.A1" office:value-type="string">
            <text:p text:style-name="P31">Subdiretório</text:p>
          </table:table-cell>
          <table:table-cell table:style-name="Tabela3.C1" office:value-type="string">
            <text:p text:style-name="P31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23">Sistema</text:p>
          </table:table-cell>
          <table:table-cell table:style-name="Tabela3.A1" office:value-type="string">
            <text:p text:style-name="P22">000-Requisitos</text:p>
          </table:table-cell>
          <table:table-cell table:style-name="Tabela3.C1" office:value-type="string">
            <text:p text:style-name="P22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nálise e Projeto</text:p>
          </table:table-cell>
          <table:table-cell table:style-name="Tabela3.C1" office:value-type="string">
            <text:p text:style-name="P22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Implementação</text:p>
          </table:table-cell>
          <table:table-cell table:style-name="Tabela3.C1" office:value-type="string">
            <text:p text:style-name="P34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Documento relativo aos cenários de teste para as <text:span text:style-name="T19">User</text:span><text:span text:style-name="T6"> </text:span><text:span text:style-name="T19">Stories.</text:span><text:span text:style-name="T6"> </text:span>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4-Gerência de Configuração</text:p>
          </table:table-cell>
          <table:table-cell table:style-name="Tabela3.C1" office:value-type="string">
            <text:p text:style-name="P22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23">Projeto</text:p>
          </table:table-cell>
          <table:table-cell table:style-name="Tabela3.A1" office:value-type="string">
            <text:p text:style-name="P22">000-Gerência de Projeto</text:p>
          </table:table-cell>
          <table:table-cell table:style-name="Tabela3.C1" office:value-type="string">
            <text:p text:style-name="P22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tas de Reunião</text:p>
          </table:table-cell>
          <table:table-cell table:style-name="Tabela3.C1" office:value-type="string">
            <text:p text:style-name="P22">Armazenamento das Atas de reunião do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Acompanhamento</text:p>
          </table:table-cell>
          <table:table-cell table:style-name="Tabela3.C1" office:value-type="string">
            <text:p text:style-name="P22">Deve possuir um subdiretório para cada iteração do projeto contendo o plano da iteração, reuniões de acompanhamento da iteração, Reunião de finalização da iteração, <text:span text:style-name="T19">Burndown</text:span> da iteração e <text:span text:style-name="T6">timeline</text:span>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Armazenamento dos relatórios de execução de testes. Deve possuir um subdiretório para cada iteração uma vez que os testes são executados por iteração.</text:p>
          </table:table-cell>
        </table:table-row>
      </table:table>
      <text:list xml:id="list74158449588899" text:continue-numbering="true" text:style-name="WW8Num34">
        <text:list-item>
          <text:h text:style-name="P93" text:outline-level="1"><text:bookmark-start text:name="__RefHeading___Toc413326737"/><text:soft-page-break/>Métodos de Identificação<text:bookmark-end text:name="__RefHeading___Toc413326737"/></text:h>
          <text:list>
            <text:list-item>
              <text:h text:style-name="P109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66">Todos os documentos disponibilizados no repositório devem ser identificados baseados na seguinte nomenclatura:</text:p>
      <text:p text:style-name="P65"/>
      <text:p text:style-name="P67">&lt;ID_ARTEFATO&gt;-&lt;NOME_ARTEFATO&gt;</text:p>
      <text:p text:style-name="P66">Onde:</text:p>
      <text:p text:style-name="P66"/>
      <text:list xml:id="list8770394216526727420" text:style-name="WW8Num24">
        <text:list-item>
          <text:p text:style-name="P99">&lt;ID_ARTEFATO&gt; é a sigla de identificação do artefato conforme <text:sequence-ref text:reference-format="text" text:ref-name="refTable0">   Tabela 1: Identificadores e Nomes dos Artefatos</text:sequence-ref></text:p>
        </text:list-item>
        <text:list-item>
          <text:p text:style-name="P99">&lt;NOME_ARTEFATO&gt; é nome de identificação do artefato conforme <text:sequence-ref text:reference-format="text" text:ref-name="refTable0">   Tabela 1: Identificadores e Nomes dos Artefatos</text:sequence-ref></text:p>
        </text:list-item>
      </text:list>
      <text:p text:style-name="P7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>ID_ARTEFATO</text:p>
          </table:table-cell>
          <table:table-cell table:style-name="Tabela4.B1" office:value-type="string">
            <text:p text:style-name="P36">NOME_ARTEFATO</text:p>
          </table:table-cell>
        </table:table-row>
        <table:table-row table:style-name="Tabela4.1">
          <table:table-cell table:style-name="Tabela4.A2" office:value-type="string">
            <text:p text:style-name="P36">PPJ </text:p>
          </table:table-cell>
          <table:table-cell table:style-name="Tabela4.B2" office:value-type="string">
            <text:p text:style-name="P36">Plano de Projeto</text:p>
          </table:table-cell>
        </table:table-row>
        <table:table-row table:style-name="Tabela4.1">
          <table:table-cell table:style-name="Tabela4.A2" office:value-type="string">
            <text:p text:style-name="P36">REQ </text:p>
          </table:table-cell>
          <table:table-cell table:style-name="Tabela4.B2" office:value-type="string">
            <text:p text:style-name="P36">Documento de Requisitos</text:p>
          </table:table-cell>
        </table:table-row>
        <table:table-row table:style-name="Tabela4.1">
          <table:table-cell table:style-name="Tabela4.A2" office:value-type="string">
            <text:p text:style-name="P36">UCS </text:p>
          </table:table-cell>
          <table:table-cell table:style-name="Tabela4.B2" office:value-type="string">
            <text:p text:style-name="P36">Documento de Casos de Uso</text:p>
          </table:table-cell>
        </table:table-row>
        <table:table-row table:style-name="Tabela4.1">
          <table:table-cell table:style-name="Tabela4.A2" office:value-type="string">
            <text:p text:style-name="P36">PBL</text:p>
          </table:table-cell>
          <table:table-cell table:style-name="Tabela4.B2" office:value-type="string">
            <text:p text:style-name="P35"><text:span text:style-name="T18">Product</text:span> <text:span text:style-name="T18">Backlog</text:span></text:p>
          </table:table-cell>
        </table:table-row>
        <table:table-row table:style-name="Tabela4.1">
          <table:table-cell table:style-name="Tabela4.A2" office:value-type="string">
            <text:p text:style-name="P36">TEA</text:p>
          </table:table-cell>
          <table:table-cell table:style-name="Tabela4.B2" office:value-type="string">
            <text:p text:style-name="P36">Testes de Aceitação</text:p>
          </table:table-cell>
        </table:table-row>
        <table:table-row table:style-name="Tabela4.1">
          <table:table-cell table:style-name="Tabela4.A2" office:value-type="string">
            <text:p text:style-name="P36">PGC </text:p>
          </table:table-cell>
          <table:table-cell table:style-name="Tabela4.B2" office:value-type="string">
            <text:p text:style-name="P36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36">PIT </text:p>
          </table:table-cell>
          <table:table-cell table:style-name="Tabela4.B2" office:value-type="string">
            <text:p text:style-name="P36">Plano de Iteração</text:p>
          </table:table-cell>
        </table:table-row>
        <table:table-row table:style-name="Tabela4.1">
          <table:table-cell table:style-name="Tabela4.A2" office:value-type="string">
            <text:p text:style-name="P36">DRI</text:p>
          </table:table-cell>
          <table:table-cell table:style-name="Tabela4.B2" office:value-type="string">
            <text:p text:style-name="P36">Documento de Riscos</text:p>
          </table:table-cell>
        </table:table-row>
        <table:table-row table:style-name="Tabela4.1">
          <table:table-cell table:style-name="Tabela4.A2" office:value-type="string">
            <text:p text:style-name="P36">ATA</text:p>
          </table:table-cell>
          <table:table-cell table:style-name="Tabela4.B2" office:value-type="string">
            <text:p text:style-name="P36">Ata de Reunião</text:p>
          </table:table-cell>
        </table:table-row>
        <table:table-row table:style-name="Tabela4.1">
          <table:table-cell table:style-name="Tabela4.A2" office:value-type="string">
            <text:p text:style-name="P36">RAP </text:p>
          </table:table-cell>
          <table:table-cell table:style-name="Tabela4.B2" office:value-type="string">
            <text:p text:style-name="P36">Relatório de Acompanhamento do Projeto</text:p>
          </table:table-cell>
        </table:table-row>
        <table:table-row table:style-name="Tabela4.1">
          <table:table-cell table:style-name="Tabela4.A2" office:value-type="string">
            <text:p text:style-name="P36">BRD</text:p>
          </table:table-cell>
          <table:table-cell table:style-name="Tabela4.B2" office:value-type="string">
            <text:p text:style-name="P56">Burndown</text:p>
          </table:table-cell>
        </table:table-row>
        <table:table-row table:style-name="Tabela4.1">
          <table:table-cell table:style-name="Tabela4.A13" office:value-type="string">
            <text:p text:style-name="P59">APR</text:p>
          </table:table-cell>
          <table:table-cell table:style-name="Tabela4.B13" office:value-type="string">
            <text:p text:style-name="P57"><text:span text:style-name="T3">Apresentação</text:span> <text:span text:style-name="T3">de</text:span> <text:span text:style-name="T3">Resultados</text:span></text:p>
          </table:table-cell>
        </table:table-row>
        <table:table-row table:style-name="Tabela4.1">
          <table:table-cell table:style-name="Tabela4.A13" office:value-type="string">
            <text:p text:style-name="P61">VIB</text:p>
          </table:table-cell>
          <table:table-cell table:style-name="Tabela4.B13" office:value-type="string">
            <text:p text:style-name="P58">Validação dos Itens de Backlog</text:p>
          </table:table-cell>
        </table:table-row>
      </table:table>
      <text:p text:style-name="P91"><text:tab/><text:tab/><text:tab/>Tabela <text:sequence text:ref-name="refTable0" text:name="Table" text:formula="ooow:Table+1" style:num-format="1">1</text:sequence>: Identificadores e Nomes dos Artefatos</text:p>
      <text:list xml:id="list74158795768742" text:continue-list="list74158449588899" text:style-name="WW8Num34">
        <text:list-item>
          <text:list>
            <text:list-item>
              <text:h text:style-name="P111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75"><text:span text:style-name="T20">Pa</text:span><text:span text:style-name="T21">ra gerenciamento do versionamento do software, será adotado a maior parte das definições da especificação </text:span><text:span text:style-name="T22">do</text:span><text:span text:style-name="T21"> </text:span><text:span text:style-name="T19">Semantic</text:span> <text:span text:style-name="T19">Versioning</text:span> 2.0.0 - <text:span text:style-name="T23">SemVer</text:span><text:span text:style-name="T21"> (</text:span><text:a xlink:type="simple" xlink:href="http://semver.org/lang/pt-BR/">http://semver.org/lang/pt-BR/</text:a><text:span text:style-name="T21">) e prevê a seguinte estrutura:</text:span></text:p>
      <text:p text:style-name="P17"/>
      <text:list xml:id="list5104213299577640480" text:style-name="L1">
        <text:list-item>
          <text:p text:style-name="P102">A identificação da versão para produção do software será feita usando o formato <text:span text:style-name="T2">X.Y.Z</text:span>, onde X, Y e Z são números inteiros não negativos e X não deve ser igual a 0(zero). <text:span text:style-name="T24">X é a versão maior, Y a versão menor e Z a versão de correção, onde cada elemento deve ser incrementado em 1(uma) unidade a cada respectiva modificação. Ex.: </text:span><text:span text:style-name="T26">1.3.1</text:span><text:span text:style-name="T24">, </text:span><text:span text:style-name="T26">1.5.5</text:span><text:span text:style-name="T24">, </text:span><text:span text:style-name="T26">1.5.6</text:span><text:span text:style-name="T24">, </text:span><text:span text:style-name="T26">1.6.2</text:span><text:span text:style-name="T24">, </text:span><text:span text:style-name="T26">2.1.0</text:span><text:span text:style-name="T24">, etc.</text:span></text:p>
        </text:list-item>
        <text:list-item>
          <text:p text:style-name="P103">Cada vez que uma nova versão for lançada, o conteúdo desta não deve ser alterado e qualquer modificação deve ser lançada em uma nova versão.</text:p>
        </text:list-item>
        <text:list-item>
          <text:p text:style-name="P104">Durante o desenvolvimento, a versão maior (X), <text:span text:style-name="T25">deve</text:span><text:span text:style-name="T30"> </text:span><text:span text:style-name="T31">ser igual a 0(zero), </text:span><text:span text:style-name="T32">onde qualquer coisa pode mudar a qualquer momento. </text:span><text:span text:style-name="T33">Ex.: </text:span><text:span text:style-name="T27">0.1.1</text:span><text:span text:style-name="T33">, </text:span><text:span text:style-name="T27">0.3.0</text:span><text:span text:style-name="T33">, </text:span><text:span text:style-name="T27">0.3.1</text:span><text:span text:style-name="T33">, etc</text:span></text:p>
        </text:list-item>
        <text:list-item>
          <text:p text:style-name="P105"><text:span text:style-name="T33">A </text:span><text:span text:style-name="T30">versão 1.0.0 define a primeira versão de produção.</text:span></text:p>
        </text:list-item>
        <text:list-item>
          <text:p text:style-name="P113">Versão de Correção Z (x.y.Z | x &gt; 0) <text:span text:style-name="T28">deve</text:span> ser incrementado apenas se mantiver compatibilidade e introduzir correção de bugs. Uma correção de bug é definida como uma mudança interna que corrige um comportamento incorreto.</text:p>
        </text:list-item>
        <text:list-item>
          <text:p text:style-name="P106">Versão Menor Y (x.Y.z | x &gt; 0) <text:span text:style-name="T29">deve</text:span> ser incrementada se uma funcionalidade nova <text:span text:style-name="T34">ou melhoria ainda deixar o sistema compatível com a primeira versão lançada. Também pode incluir <text:s/>mudanças a nível de correções. </text:span>A versão de Correção <text:span text:style-name="T35">(Z)</text:span> deve ser redefinida para 0(zero) quando a versão Menor <text:span text:style-name="T35">(Y)</text:span> for incrementada.</text:p>
          <text:p text:style-name="P106"/>
        </text:list-item>
      </text:list>
      <text:p text:style-name="P2"/>
      <text:list xml:id="list74158594482717" text:continue-list="list74158795768742" text:style-name="WW8Num34">
        <text:list-item>
          <text:list>
            <text:list-item>
              <text:h text:style-name="P110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80">Sempre que tivermos uma versão estável do software para testes ou aprovada da documentação deve ser gerada uma <text:span text:style-name="T6">baseline</text:span> com o objetivo de recurarmos os estado em que ficou o código e a documentação.</text:p>
      <text:p text:style-name="P80">Abaixo segue uma sugestão para nomenclatura de baselines e releases. Durante uma iteração, várias baselines são geradas, com o objetivo de ser utilizada para testes. Caso uma baseline possua erro uma nova baseline deverá ser gerada para uma nova rodada de testes. Assim, as baselines devem seguir a seguinte nomenclatura:</text:p>
      <text:p text:style-name="P2"/>
      <text:p text:style-name="P20">B-&lt;ID_VERSAO&gt;-IT&lt;NUMERO_ITERACAO&gt;-&lt;NUMERO_DA_BASELINE&gt;</text:p>
      <text:p text:style-name="P20"/>
      <text:p text:style-name="P19">Onde:</text:p>
      <text:list xml:id="list4631567264387251278" text:style-name="WW8Num21">
        <text:list-item>
          <text:p text:style-name="P100">ID_VERSAO: O identificador da versão que está sendo construída.</text:p>
        </text:list-item>
        <text:list-item>
          <text:p text:style-name="P100">NUMERO_ITERACAO: O número da iteração em que foi gerada a baseline.</text:p>
        </text:list-item>
        <text:list-item>
          <text:p text:style-name="P100">NUMERO_BASELINE: O número sequencial da baseline dentro da iteração.</text:p>
        </text:list-item>
      </text:list>
      <text:p text:style-name="P3"/>
      <text:p text:style-name="P82">Para releases a nomenclatura é <text:span text:style-name="T37">semelhante</text:span>. Todo o fim de iteração deve ser gerada uma release com a versão a ser validada pelo cliente. Assim, as releases de iteração devem seguir a seguinte nomenclatura.</text:p>
      <text:p text:style-name="P82"/>
      <text:p text:style-name="P20">R-&lt;ID_VERSAO&gt;-IT&lt;NUMERO_ITERACAO&gt;</text:p>
      <text:p text:style-name="P18"/>
      <text:p text:style-name="P19">Onde:</text:p>
      <text:list xml:id="list74158572186820" text:continue-numbering="true" text:style-name="WW8Num21">
        <text:list-item>
          <text:p text:style-name="P100">ID_VERSAO: O identificador da versão que está sendo construída.</text:p>
        </text:list-item>
        <text:list-item>
          <text:p text:style-name="P100">NUMERO_ITERACAO: O número da iteração em que foi gerada a release.</text:p>
        </text:list-item>
      </text:list>
      <text:p text:style-name="P2"/>
      <text:p text:style-name="P4"/>
      <text:p text:style-name="P79"><text:soft-page-break/></text:p>
      <text:p text:style-name="P37"/>
      <text:list xml:id="list74158289386167" text:continue-list="list74158594482717" text:style-name="WW8Num34">
        <text:list-item>
          <text:h text:style-name="P93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109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Software</text:p>
          </table:table-cell>
          <table:table-cell table:style-name="Tabela5.A1" office:value-type="string">
            <text:p text:style-name="P32">Propósito</text:p>
          </table:table-cell>
          <table:table-cell table:style-name="Tabela5.A1" office:value-type="string">
            <text:p text:style-name="P32">Ambiente</text:p>
          </table:table-cell>
          <table:table-cell table:style-name="Tabela5.D1" office:value-type="string">
            <text:p text:style-name="P33">Release/Versão</text:p>
          </table:table-cell>
        </table:table-row>
        <table:table-row table:style-name="Tabela5.1">
          <table:table-cell table:style-name="Tabela5.A2" office:value-type="string">
            <text:p text:style-name="P8">Git</text:p>
          </table:table-cell>
          <table:table-cell table:style-name="Tabela5.A2" office:value-type="string">
            <text:p text:style-name="P21">Controle de <text:span text:style-name="T15">Versão</text:span>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6">LibreOffice</text:p>
          </table:table-cell>
          <table:table-cell table:style-name="Tabela5.A2" office:value-type="string">
            <text:p text:style-name="P9">Edição de documentos</text:p>
          </table:table-cell>
          <table:table-cell table:style-name="Tabela5.A2" office:value-type="string">
            <text:p text:style-name="P21">Todos</text:p>
          </table:table-cell>
          <table:table-cell table:style-name="Tabela5.D2" office:value-type="string">
            <text:p text:style-name="P27">4.2</text:p>
          </table:table-cell>
        </table:table-row>
        <table:table-row table:style-name="Tabela5.1">
          <table:table-cell table:style-name="Tabela5.A2" office:value-type="string">
            <text:p text:style-name="P21"><text:span text:style-name="T13">Github</text:span> </text:p>
          </table:table-cell>
          <table:table-cell table:style-name="Tabela5.A2" office:value-type="string">
            <text:p text:style-name="P21"><text:span text:style-name="T14">Servidor de controle de versão</text:span> 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10">IceScrum</text:p>
          </table:table-cell>
          <table:table-cell table:style-name="Tabela5.A2" office:value-type="string">
            <text:p text:style-name="P21">Edição do cronograma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25">Java JDK</text:p>
          </table:table-cell>
          <table:table-cell table:style-name="Tabela5.A2" office:value-type="string">
            <text:p text:style-name="P25">Kit básico para o desenvolvimento em Java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6">1.<text:span text:style-name="T40">8</text:span>.x</text:p>
          </table:table-cell>
        </table:table-row>
        <table:table-row table:style-name="Tabela5.1">
          <table:table-cell table:style-name="Tabela5.A2" office:value-type="string">
            <text:p text:style-name="P25">JSF</text:p>
          </table:table-cell>
          <table:table-cell table:style-name="Tabela5.A2" office:value-type="string">
            <text:p text:style-name="P25">Framework MVC para o desenvolvimento de aplicações Web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<text:span text:style-name="T13">2</text:span>.2</text:p>
          </table:table-cell>
        </table:table-row>
        <table:table-row table:style-name="Tabela5.1">
          <table:table-cell table:style-name="Tabela5.A2" office:value-type="string">
            <text:p text:style-name="P7">Primefaces</text:p>
          </table:table-cell>
          <table:table-cell table:style-name="Tabela5.A2" office:value-type="string">
            <text:p text:style-name="P25">Biblioteca de componentes para o framework JSF. Suporta AJAX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1">5.1</text:p>
          </table:table-cell>
        </table:table-row>
        <table:table-row table:style-name="Tabela5.1">
          <table:table-cell table:style-name="Tabela5.A2" office:value-type="string">
            <text:p text:style-name="P16">EclipseLink</text:p>
          </table:table-cell>
          <table:table-cell table:style-name="Tabela5.A2" office:value-type="string">
            <text:p text:style-name="P25">Framework de persistência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iReport</text:p>
          </table:table-cell>
          <table:table-cell table:style-name="Tabela5.A2" office:value-type="string">
            <text:p text:style-name="P25">IDE para design de relatóri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JasperReports</text:p>
          </table:table-cell>
          <table:table-cell table:style-name="Tabela5.A2" office:value-type="string">
            <text:p text:style-name="P25">Biblioteca responsável em gerar relatórios em PDF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14">Netbeans</text:p>
          </table:table-cell>
          <table:table-cell table:style-name="Tabela5.A2" office:value-type="string">
            <text:p text:style-name="P25">IDE de desenvolvimento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8.0.2</text:p>
          </table:table-cell>
        </table:table-row>
        <table:table-row table:style-name="Tabela5.13">
          <table:table-cell table:style-name="Tabela5.A2" office:value-type="string">
            <text:p text:style-name="P14">Astah <text:span text:style-name="T17">Comunity</text:span></text:p>
          </table:table-cell>
          <table:table-cell table:style-name="Tabela5.A2" office:value-type="string">
            <text:p text:style-name="P25">Modelagem de diagramas de dad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6.<text:span text:style-name="T17">7</text:span></text:p>
          </table:table-cell>
        </table:table-row>
        <table:table-row table:style-name="Tabela5.1">
          <table:table-cell table:style-name="Tabela5.A2" office:value-type="string">
            <text:p text:style-name="P13">PGAdmin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5">3</text:p>
          </table:table-cell>
        </table:table-row>
        <table:table-row table:style-name="Tabela5.1">
          <table:table-cell table:style-name="Tabela5.A2" office:value-type="string">
            <text:p text:style-name="P25"><text:span text:style-name="T16">Postgre</text:span>SQL</text:p>
          </table:table-cell>
          <table:table-cell table:style-name="Tabela5.A2" office:value-type="string">
            <text:p text:style-name="P25">Gerenciador de banco de dados MySQL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9.4</text:p>
          </table:table-cell>
        </table:table-row>
        <table:table-row table:style-name="Tabela5.1">
          <table:table-cell table:style-name="Tabela5.A2" office:value-type="string">
            <text:p text:style-name="P51">Glassfish</text:p>
          </table:table-cell>
          <table:table-cell table:style-name="Tabela5.A2" office:value-type="string">
            <text:p text:style-name="P28">Servidor WebFull <text:s/><text:span text:style-name="T41">Java EE </text:span></text:p>
          </table:table-cell>
          <table:table-cell table:style-name="Tabela5.A2" office:value-type="string">
            <text:p text:style-name="P29">Desenvolvimento</text:p>
          </table:table-cell>
          <table:table-cell table:style-name="Tabela5.D2" office:value-type="string">
            <text:p text:style-name="P30">4.1</text:p>
          </table:table-cell>
        </table:table-row>
      </table:table>
      <text:p text:style-name="P92">Tabela <text:sequence text:ref-name="refTable1" text:name="Table" text:formula="ooow:Table+1" style:num-format="1">2</text:sequence>: Plano de software</text:p>
      <text:p text:style-name="P90"/>
      <text:p text:style-name="P78"/>
      <text:list xml:id="list74158432485060" text:continue-numbering="true" text:style-name="WW8Num34">
        <text:list-item>
          <text:h text:style-name="P93" text:outline-level="1"><text:bookmark-start text:name="__RefHeading___Toc413326743"/>Estrutura de Branches do Projeto<text:bookmark-end text:name="__RefHeading___Toc413326743"/></text:h>
        </text:list-item>
      </text:list>
      <text:p text:style-name="P70">A estrutura de branch a ser utilizada se dará a partir de dois branches principais:</text:p>
      <text:p text:style-name="P70"><text:span text:style-name="T2">baselines</text:span>: Contém todos os códigos referentes às alterações feitas pelos desenvolvedores. Quando uma funcionalidade for concluída, a mesma receberá <text:span text:style-name="T6">tags </text:span><text:span text:style-name="T44">e a mesma será caracterizada como uma baseline. Além disso, um merge da baseline deverá ser feito no branch master, que será descrito a seguir.</text:span></text:p>
      <text:p text:style-name="P71"><text:span text:style-name="T44">master: </text:span><text:span text:style-name="T45">Branch principal que conterá todas as funcionalidades concluídas , que foram marcadas com uma tag e oriundas do branch “baseline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0.688cm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76cm" fo:margin-right="0cm" fo:margin-top="0.212cm" fo:margin-bottom="0.212cm" style:contextual-spacing="false" fo:text-indent="-0.76cm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212cm" fo:margin-bottom="0.212cm" style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423cm" fo:margin-bottom="0.106cm" style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.016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212cm" fo:margin-bottom="0.212cm" style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UP_20_Instruções" style:display-name="RUP Instruções" style:family="paragraph">
      <style:paragraph-properties fo:margin-top="0.106cm" fo:margin-bottom="0.106cm" style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ption_20__28_user_29_" style:display-name="Caption (user)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84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6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5.854cm" fo:margin-left="-0.132cm" table:align="left" style:writing-mode="lr-tb"/>
    </style:style>
    <style:style style:name="Tabela6.A" style:family="table-column">
      <style:table-column-properties style:column-width="9.809cm"/>
    </style:style>
    <style:style style:name="Tabela6.B" style:family="table-column">
      <style:table-column-properties style:column-width="6.04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854cm" fo:margin-left="-0.132cm" table:align="left" style:writing-mode="lr-tb"/>
    </style:style>
    <style:style style:name="Tabela7.A" style:family="table-column">
      <style:table-column-properties style:column-width="10.499cm"/>
    </style:style>
    <style:style style:name="Tabela7.B" style:family="table-column">
      <style:table-column-properties style:column-width="5.35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abf14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 <text:date style:data-style-name="N30" text:date-value="2015-04-08T12:54:12.068370091" text:fixed="true">08/04/15</text:date> - <text:time style:data-style-name="N41" text:time-value="2015-04-08T12:54:27.046389961" text:fixed="true">12:54:27</text:time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1"><text:span text:style-name="MT1">ISAC</text:span>-<text:span text:style-name="MT1">Infosaúde - Atendimento e Clínico</text:span></text:p>
            </table:table-cell>
            <table:table-cell table:style-name="Tabela7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4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5-07T07:41:57.253579644</dc:date>
    <meta:print-date>2004-10-14T08:59:00</meta:print-date>
    <meta:editing-cycles>133</meta:editing-cycles>
    <meta:editing-duration>P1DT3H6M57S</meta:editing-duration>
    <meta:generator>LibreOffice/4.2.8.2$Linux_X86_64 LibreOffice_project/420m0$Build-2</meta:generator>
    <meta:document-statistic meta:table-count="7" meta:image-count="0" meta:object-count="0" meta:page-count="12" meta:paragraph-count="230" meta:word-count="1465" meta:character-count="9721" meta:non-whitespace-character-count="8478"/>
  </office:meta>
</office:document-meta>
</file>